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Exception.printStackTrace( PrintWriter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ception.XPathException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Exception.printStackTrace( java . io . Prin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athException.XPathException( Throwable ca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